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fa4a" officeooo:paragraph-rsid="0015fa4a"/>
    </style:style>
    <style:style style:name="P2" style:family="paragraph" style:parent-style-name="Heading_20_3">
      <style:text-properties officeooo:rsid="0015fa4a" officeooo:paragraph-rsid="0015fa4a"/>
    </style:style>
    <style:style style:name="T1" style:family="text">
      <style:text-properties fo:color="#0066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2.3 Representation Of SQL Tables</text:h>
      <text:p text:style-name="Text_20_body"><text:span text:style-name="T1">Each ordinary SQL table in the database schema is represented on-disk by a table b-tree</text:span>. Each entry in the table b-tree corresponds to a row of the SQL table. The <text:a xlink:type="simple" xlink:href="http://www.sqlite.org/lang_createtable.html#rowid">rowid</text:a> of the SQL table is the 64-bit signed integer key for each entry in the table b-tree.</text:p>
      <text:p text:style-name="Text_20_body">The content of each SQL table row is stored in the database file by first combining the values in the various columns into a byte array in the record format, then storing that byte array as the payload in an entry in the table b-tree. The order of values in the record is the same as the order of columns in the SQL table definition. When an SQL table that includes an <text:a xlink:type="simple" xlink:href="http://www.sqlite.org/lang_createtable.html#rowid">INTEGER PRIMARY KEY</text:a> column (which aliases the <text:a xlink:type="simple" xlink:href="http://www.sqlite.org/lang_createtable.html#rowid">rowid</text:a>) then that column appears in the record as a NULL value. SQLite will always use the table b-tree key rather than the NULL value when referencing the <text:a xlink:type="simple" xlink:href="http://www.sqlite.org/lang_createtable.html#rowid">INTEGER PRIMARY KEY</text:a> column.</text:p>
      <text:p text:style-name="Text_20_body">If the <text:a xlink:type="simple" xlink:href="http://www.sqlite.org/datatype3.html#affinity">affinity</text:a> of a column is REAL and that column contains a value that can be converted to an integer without loss of information (if the value contains no fractional part and is not too large to be represented as an integer) then the column may be stored in the record as an integer. SQLite will convert the value back to floating point when extracting it from the record.</text:p>
      <text:p text:style-name="P1"/>
      <text:p text:style-name="P1"/>
      <text:p text:style-name="P1">Sqlite <text:a xlink:type="simple" xlink:href="http://www.sqlite.org/fileformat2.html">http://www.sqlite.org/fileformat2.html</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amed </meta:initial-creator>
    <meta:creation-date>2014-04-09T22:13:35.761610794</meta:creation-date>
    <meta:generator>LibreOffice/4.2.1.1$Linux_X86_64 LibreOffice_project/d7dbbd7842e6a58b0f521599204e827654e1fb8b</meta:generator>
    <dc:date>2014-04-09T22:51:29.096896452</dc:date>
    <dc:creator>mohamed </dc:creator>
    <meta:editing-duration>P0D</meta:editing-duration>
    <meta:editing-cycles>1</meta:editing-cycles>
    <meta:document-statistic meta:table-count="0" meta:image-count="0" meta:object-count="0" meta:page-count="1" meta:paragraph-count="5" meta:word-count="236" meta:character-count="1305" meta:non-whitespace-character-count="1073"/>
  </office:meta>
</office:document-meta>
</file>